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els</text:h>
      <text:h text:style-name="Heading_20_2" text:outline-level="2">User</text:h>
      <text:p text:style-name="P1">properties</text:p>
      <text:p text:style-name="Standard">timestamp=false</text:p>
      <text:p text:style-name="Standard">fillable=id, firstname, lastname, email, password</text:p>
      <text:p text:style-name="Standard"/>
      <text:p text:style-name="P3">preferences</text:p>
      <text:p text:style-name="Standard">this will give a collection DynPref object</text:p>
      <text:p text:style-name="Standard">it is a list of all the preferences for all of the channels for that specific user</text:p>
      <text:p text:style-name="Standard"/>
      <text:p text:style-name="P4">preference(channel_id)</text:p>
      <text:p text:style-name="Standard">this will return a preference for a specific channel base on the channel_id that is passed in</text:p>
      <text:h text:style-name="Heading_20_2" text:outline-level="2"/>
      <text:h text:style-name="Heading_20_2" text:outline-level="2">static functions</text:h>
      <text:p text:style-name="Text_20_body">create_password(password)</text:p>
      <text:p text:style-name="Text_20_body"/>
      <text:p text:style-name="P2">generate_salt()</text:p>
      <text:p text:style-name="Text_20_body">returns salt, 5 characters</text:p>
      <text:p text:style-name="Text_20_body"/>
      <text:p text:style-name="P2">encrypt_password(unsalted_password,salt)</text:p>
      <text:p text:style-name="Text_20_body"><text:tab/></text:p>
      <text:p text:style-name="P2">extract_salt(salted_password)</text:p>
      <text:p text:style-name="Text_20_body"/>
      <text:p text:style-name="P2">get_salted_password_from_db(email)</text:p>
      <text:p text:style-name="Text_20_body"/>
      <text:p text:style-name="P2">auth_check(email, unsalted_password) </text:p>
      <text:h text:style-name="Heading_20_2" text:outline-level="2">DynPref</text:h>
      <text:p text:style-name="P1">Properties</text:p>
      <text:p text:style-name="Text_20_body">table=dyn_pref</text:p>
      <text:p text:style-name="Text_20_body">guarded=none</text:p>
      <text:p text:style-name="Text_20_body"/>
      <text:p text:style-name="P4">actions</text:p>
      <text:p text:style-name="Standard"/>
      <text:p text:style-name="P4">country()</text:p>
      <text:p text:style-name="Standard"><text:soft-page-break/>this returns the country that this model is associated with.</text:p>
      <text:p text:style-name="Standard"/>
      <text:p text:style-name="Standard">Channel()</text:p>
      <text:p text:style-name="Standard">this returns the channel that this model is associated with.</text:p>
      <text:p text:style-name="Standard"/>
      <text:h text:style-name="Heading_20_2" text:outline-level="2">DynCountry</text:h>
      <text:p text:style-name="Text_20_body"><text:span text:style-name="T1">properties</text:span></text:p>
      <text:p text:style-name="Standard">table=dyn_country</text:p>
      <text:p text:style-name="Standard">guarded=none</text:p>
      <text:p text:style-name="Standard"/>
      <text:p text:style-name="Standard">pro</text:p>
      <text:p text:style-name="Standard">association()</text:p>
      <text:p text:style-name="Standard">this returns the DynChannelAssoc object</text:p>
      <text:p text:style-name="Standard"/>
      <text:p text:style-name="Standard"/>
      <text:p text:style-name="Standard"/>
      <text:h text:style-name="Heading_20_2" text:outline-level="2">DynChannelAssoc</text:h>
      <text:p text:style-name="Standard"/>
      <text:p text:style-name="Standard"/>
      <text:p text:style-name="Standard">channel()</text:p>
      <text:p text:style-name="Standard">this returns the channel that is associated with the current channel association</text:p>
      <text:p text:style-name="Standard"/>
      <text:p text:style-name="Standard">country()</text:p>
      <text:p text:style-name="Standard">this returns the country that is associated with the current channel association</text:p>
      <text:p text:style-name="Standard"/>
      <text:p text:style-name="Standard"/>
      <text:h text:style-name="Heading_20_2" text:outline-level="2">DynChannel</text:h>
      <text:p text:style-name="Standard"/>
      <text:p text:style-name="Standard">associatio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normal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10:28:22.80</meta:creation-date>
    <meta:document-statistic meta:table-count="0" meta:image-count="0" meta:object-count="0" meta:page-count="2" meta:paragraph-count="42" meta:word-count="132" meta:character-count="1065"/>
    <dc:date>2013-06-20T11:11:51.46</dc:date>
    <meta:editing-duration>PT9M54S</meta:editing-duration>
    <meta:editing-cycles>1</meta:editing-cycles>
    <meta:generator>OpenOffice.org/3.4.1$Win32 OpenOffice.org_project/341m1$Build-9593</meta:generator>
  </office:meta>
</office:document-meta>
</file>